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 1</text:p>
      <text:p text:style-name="P2"/>
      <text:p text:style-name="P1">Dag 1</text:p>
      <text:p text:style-name="P1"/>
      <text:p text:style-name="P1">Dag 2</text:p>
      <text:p text:style-name="P1"/>
      <text:p text:style-name="P1">Dag 3</text:p>
      <text:p text:style-name="P1"/>
      <text:p text:style-name="P1">Dag 4</text:p>
      <text:p text:style-name="P1"/>
      <text:p text:style-name="P1">Dag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2S</meta:editing-duration>
    <meta:editing-cycles>4</meta:editing-cycles>
    <meta:generator>OpenOffice/4.1.1$Win32 OpenOffice.org_project/411m6$Build-9775</meta:generator>
    <dc:date>2017-01-09T11:33:08.09</dc:date>
    <dc:creator>Eelco Alink</dc:creator>
    <meta:document-statistic meta:table-count="0" meta:image-count="0" meta:object-count="0" meta:page-count="1" meta:paragraph-count="6" meta:word-count="12" meta:character-count="31"/>
    <meta:user-defined meta:name="Info 1"/>
    <meta:user-defined meta:name="Info 2"/>
    <meta:user-defined meta:name="Info 3"/>
    <meta:user-defined meta:name="Info 4"/>
  </office:meta>
</office:document-meta>
</file>